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8pt" style:font-size-asian="18pt" style:font-size-complex="18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clusiones:</text:p>
      <text:p text:style-name="P1"/>
      <text:p text:style-name="P1"><text:tab/></text:p>
      <text:p text:style-name="P1"/>
      <text:p text:style-name="P1"><text:tab/><text:tab/>En el presente trabajo se mostró una implementación simple de un posible sistema operativo, utilizando todo lo aprendido en clase, apoyándose en los conocimientos adquiridos de assembler en la primer parte de la materia. El trabajo realizado da el pie para mejorarlo y crear un sistema funcional más eficiente y útil.</text:p>
      <text:p text:style-name="P1"/>
      <text:p text:style-name="P1"><text:tab/><text:tab/>Aún así, la complejidad requerida para escribir un sistema operativo es enorme, y muy difícil de corregir en el caso en que aparezca un error, pero le da al programador el poder absoluto sobre el procesador. </text:p>
      <text:p text:style-name="P1"/>
      <text:p text:style-name="P1"/>
      <text:p text:style-name="P1"><text:tab/><text:tab/>La cantidad de estructuras de datos necesarias, y conocimientos específicos y técnicos hacen que programar un sistema operativo no sea algo trivial. Las mayores complicaciones surgen a partir de la compatibilidad que introduce Intel para poder manejar programas de procesadores antiguos.</text:p>
      <text:p text:style-name="P1"/>
      <text:p text:style-name="P1"/>
      <text:p text:style-name="P1"><text:tab/><text:tab/>Para terminar, el trabajo expuesto presenta el verdadero funcionamiento y poder del procesador de Intel de 32 bits y los posibles problemas que puede traer el abordar la tarea de diseñar e implementar un sistema operativ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wert </meta:initial-creator>
    <meta:creation-date>2009-11-25T15:51:50</meta:creation-date>
    <meta:generator>OpenOffice.org/3.1$Linux OpenOffice.org_project/310m19$Build-9420</meta:generator>
    <dc:date>2009-11-25T17:00:55</dc:date>
    <dc:creator>wert </dc:creator>
    <meta:editing-duration>PT01H05M44S</meta:editing-duration>
    <meta:editing-cycles>16</meta:editing-cycles>
    <meta:document-statistic meta:table-count="0" meta:image-count="0" meta:object-count="0" meta:page-count="1" meta:paragraph-count="6" meta:word-count="165" meta:character-count="1056"/>
  </office:meta>
</office:document-meta>
</file>